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o_people</text:p>
          </table:table-cell>
          <table:table-cell office:value-type="string" calcext:value-type="string">
            <text:p>no_people_scaled</text:p>
          </table:table-cell>
          <table:table-cell table:style-name="Default" office:value-type="string" calcext:value-type="string">
            <text:p>no_income</text:p>
          </table:table-cell>
          <table:table-cell office:value-type="string" calcext:value-type="string">
            <text:p>no_income_scaled</text:p>
          </table:table-cell>
          <table:table-cell office:value-type="string" calcext:value-type="string">
            <text:p>tot_income</text:p>
          </table:table-cell>
          <table:table-cell office:value-type="string" calcext:value-type="string">
            <text:p>tot_income_scaled</text:p>
          </table:table-cell>
          <table:table-cell office:value-type="string" calcext:value-type="string">
            <text:p>avg_income</text:p>
          </table:table-cell>
          <table:table-cell office:value-type="string" calcext:value-type="string">
            <text:p>avg_calc_income</text:p>
          </table:table-cell>
          <table:table-cell office:value-type="string" calcext:value-type="string">
            <text:p>median_incom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872" calcext:value-type="float">
            <text:p>3872</text:p>
          </table:table-cell>
          <table:table-cell table:formula="of:=[.B2]*1000" office:value-type="float" office:value="3872000" calcext:value-type="float">
            <text:p>3872000</text:p>
          </table:table-cell>
          <table:table-cell table:style-name="Default" office:value-type="float" office:value="3326" calcext:value-type="float">
            <text:p>3326</text:p>
          </table:table-cell>
          <table:table-cell table:formula="of:=[.D2]*1000" office:value-type="float" office:value="3326000" calcext:value-type="float">
            <text:p>3326000</text:p>
          </table:table-cell>
          <table:table-cell office:value-type="float" office:value="160850" calcext:value-type="float">
            <text:p>160850</text:p>
          </table:table-cell>
          <table:table-cell table:formula="of:=[.F2]*1000000" office:value-type="float" office:value="160850000000" calcext:value-type="float">
            <text:p>160850000000</text:p>
          </table:table-cell>
          <table:table-cell office:value-type="float" office:value="48400" calcext:value-type="float">
            <text:p>48400</text:p>
          </table:table-cell>
          <table:table-cell table:formula="of:=[.G2]/[.C2]" office:value-type="float" office:value="41541.8388429752" calcext:value-type="float">
            <text:p>41541.8388429752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979" calcext:value-type="float">
            <text:p>3979</text:p>
          </table:table-cell>
          <table:table-cell table:formula="of:=[.B3]*1000" office:value-type="float" office:value="3979000" calcext:value-type="float">
            <text:p>3979000</text:p>
          </table:table-cell>
          <table:table-cell table:style-name="Default" office:value-type="float" office:value="3422" calcext:value-type="float">
            <text:p>3422</text:p>
          </table:table-cell>
          <table:table-cell table:formula="of:=[.D3]*1000" office:value-type="float" office:value="3422000" calcext:value-type="float">
            <text:p>3422000</text:p>
          </table:table-cell>
          <table:table-cell office:value-type="float" office:value="164408" calcext:value-type="float">
            <text:p>164408</text:p>
          </table:table-cell>
          <table:table-cell table:formula="of:=[.F3]*1000000" office:value-type="float" office:value="164408000000" calcext:value-type="float">
            <text:p>164408000000</text:p>
          </table:table-cell>
          <table:table-cell office:value-type="float" office:value="48000" calcext:value-type="float">
            <text:p>48000</text:p>
          </table:table-cell>
          <table:table-cell table:formula="of:=[.G3]/[.C3]" office:value-type="float" office:value="41318.9243528525" calcext:value-type="float">
            <text:p>41318.9243528525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101" calcext:value-type="float">
            <text:p>4101</text:p>
          </table:table-cell>
          <table:table-cell table:formula="of:=[.B4]*1000" office:value-type="float" office:value="4101000" calcext:value-type="float">
            <text:p>4101000</text:p>
          </table:table-cell>
          <table:table-cell table:style-name="Default" office:value-type="float" office:value="3545" calcext:value-type="float">
            <text:p>3545</text:p>
          </table:table-cell>
          <table:table-cell table:formula="of:=[.D4]*1000" office:value-type="float" office:value="3545000" calcext:value-type="float">
            <text:p>3545000</text:p>
          </table:table-cell>
          <table:table-cell office:value-type="float" office:value="171845" calcext:value-type="float">
            <text:p>171845</text:p>
          </table:table-cell>
          <table:table-cell table:formula="of:=[.F4]*1000000" office:value-type="float" office:value="171845000000" calcext:value-type="float">
            <text:p>171845000000</text:p>
          </table:table-cell>
          <table:table-cell office:value-type="float" office:value="48500" calcext:value-type="float">
            <text:p>48500</text:p>
          </table:table-cell>
          <table:table-cell table:formula="of:=[.G4]/[.C4]" office:value-type="float" office:value="41903.1943428432" calcext:value-type="float">
            <text:p>41903.1943428432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223" calcext:value-type="float">
            <text:p>4223</text:p>
          </table:table-cell>
          <table:table-cell table:formula="of:=[.B5]*1000" office:value-type="float" office:value="4223000" calcext:value-type="float">
            <text:p>4223000</text:p>
          </table:table-cell>
          <table:table-cell table:style-name="Default" office:value-type="float" office:value="3710" calcext:value-type="float">
            <text:p>3710</text:p>
          </table:table-cell>
          <table:table-cell table:formula="of:=[.D5]*1000" office:value-type="float" office:value="3710000" calcext:value-type="float">
            <text:p>3710000</text:p>
          </table:table-cell>
          <table:table-cell office:value-type="float" office:value="179859" calcext:value-type="float">
            <text:p>179859</text:p>
          </table:table-cell>
          <table:table-cell table:formula="of:=[.F5]*1000000" office:value-type="float" office:value="179859000000" calcext:value-type="float">
            <text:p>179859000000</text:p>
          </table:table-cell>
          <table:table-cell office:value-type="float" office:value="48500" calcext:value-type="float">
            <text:p>48500</text:p>
          </table:table-cell>
          <table:table-cell table:formula="of:=[.G5]/[.C5]" office:value-type="float" office:value="42590.3386218328" calcext:value-type="float">
            <text:p>42590.3386218328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310" calcext:value-type="float">
            <text:p>4310</text:p>
          </table:table-cell>
          <table:table-cell table:formula="of:=[.B6]*1000" office:value-type="float" office:value="4310000" calcext:value-type="float">
            <text:p>4310000</text:p>
          </table:table-cell>
          <table:table-cell table:style-name="Default" office:value-type="float" office:value="3876" calcext:value-type="float">
            <text:p>3876</text:p>
          </table:table-cell>
          <table:table-cell table:formula="of:=[.D6]*1000" office:value-type="float" office:value="3876000" calcext:value-type="float">
            <text:p>3876000</text:p>
          </table:table-cell>
          <table:table-cell office:value-type="float" office:value="181151" calcext:value-type="float">
            <text:p>181151</text:p>
          </table:table-cell>
          <table:table-cell table:formula="of:=[.F6]*1000000" office:value-type="float" office:value="181151000000" calcext:value-type="float">
            <text:p>181151000000</text:p>
          </table:table-cell>
          <table:table-cell office:value-type="float" office:value="46700" calcext:value-type="float">
            <text:p>46700</text:p>
          </table:table-cell>
          <table:table-cell table:formula="of:=[.G6]/[.C6]" office:value-type="float" office:value="42030.3944315545" calcext:value-type="float">
            <text:p>42030.3944315545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387" calcext:value-type="float">
            <text:p>4387</text:p>
          </table:table-cell>
          <table:table-cell table:formula="of:=[.B7]*1000" office:value-type="float" office:value="4387000" calcext:value-type="float">
            <text:p>4387000</text:p>
          </table:table-cell>
          <table:table-cell table:style-name="Default" office:value-type="float" office:value="3985" calcext:value-type="float">
            <text:p>3985</text:p>
          </table:table-cell>
          <table:table-cell table:formula="of:=[.D7]*1000" office:value-type="float" office:value="3985000" calcext:value-type="float">
            <text:p>3985000</text:p>
          </table:table-cell>
          <table:table-cell office:value-type="float" office:value="177503" calcext:value-type="float">
            <text:p>177503</text:p>
          </table:table-cell>
          <table:table-cell table:formula="of:=[.F7]*1000000" office:value-type="float" office:value="177503000000" calcext:value-type="float">
            <text:p>177503000000</text:p>
          </table:table-cell>
          <table:table-cell office:value-type="float" office:value="44500" calcext:value-type="float">
            <text:p>44500</text:p>
          </table:table-cell>
          <table:table-cell table:formula="of:=[.G7]/[.C7]" office:value-type="float" office:value="40461.1351720994" calcext:value-type="float">
            <text:p>40461.1351720994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466" calcext:value-type="float">
            <text:p>4466</text:p>
          </table:table-cell>
          <table:table-cell table:formula="of:=[.B8]*1000" office:value-type="float" office:value="4466000" calcext:value-type="float">
            <text:p>4466000</text:p>
          </table:table-cell>
          <table:table-cell table:style-name="Default" office:value-type="float" office:value="4072" calcext:value-type="float">
            <text:p>4072</text:p>
          </table:table-cell>
          <table:table-cell table:formula="of:=[.D8]*1000" office:value-type="float" office:value="4072000" calcext:value-type="float">
            <text:p>4072000</text:p>
          </table:table-cell>
          <table:table-cell office:value-type="float" office:value="177612" calcext:value-type="float">
            <text:p>177612</text:p>
          </table:table-cell>
          <table:table-cell table:formula="of:=[.F8]*1000000" office:value-type="float" office:value="177612000000" calcext:value-type="float">
            <text:p>177612000000</text:p>
          </table:table-cell>
          <table:table-cell office:value-type="float" office:value="43600" calcext:value-type="float">
            <text:p>43600</text:p>
          </table:table-cell>
          <table:table-cell table:formula="of:=[.G8]/[.C8]" office:value-type="float" office:value="39769.816390506" calcext:value-type="float">
            <text:p>39769.816390506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553" calcext:value-type="float">
            <text:p>4553</text:p>
          </table:table-cell>
          <table:table-cell table:formula="of:=[.B9]*1000" office:value-type="float" office:value="4553000" calcext:value-type="float">
            <text:p>4553000</text:p>
          </table:table-cell>
          <table:table-cell table:style-name="Default" office:value-type="float" office:value="4161" calcext:value-type="float">
            <text:p>4161</text:p>
          </table:table-cell>
          <table:table-cell table:formula="of:=[.D9]*1000" office:value-type="float" office:value="4161000" calcext:value-type="float">
            <text:p>4161000</text:p>
          </table:table-cell>
          <table:table-cell office:value-type="float" office:value="181670" calcext:value-type="float">
            <text:p>181670</text:p>
          </table:table-cell>
          <table:table-cell table:formula="of:=[.F9]*1000000" office:value-type="float" office:value="181670000000" calcext:value-type="float">
            <text:p>181670000000</text:p>
          </table:table-cell>
          <table:table-cell office:value-type="float" office:value="43700" calcext:value-type="float">
            <text:p>43700</text:p>
          </table:table-cell>
          <table:table-cell table:formula="of:=[.G9]/[.C9]" office:value-type="float" office:value="39901.1640676477" calcext:value-type="float">
            <text:p>39901.1640676477</text:p>
          </table:table-cell>
          <table:table-cell office:value-type="float" office:value="39700" calcext:value-type="float">
            <text:p>397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638" calcext:value-type="float">
            <text:p>4638</text:p>
          </table:table-cell>
          <table:table-cell table:formula="of:=[.B10]*1000" office:value-type="float" office:value="4638000" calcext:value-type="float">
            <text:p>4638000</text:p>
          </table:table-cell>
          <table:table-cell table:style-name="Default" office:value-type="float" office:value="4287" calcext:value-type="float">
            <text:p>4287</text:p>
          </table:table-cell>
          <table:table-cell table:formula="of:=[.D10]*1000" office:value-type="float" office:value="4287000" calcext:value-type="float">
            <text:p>4287000</text:p>
          </table:table-cell>
          <table:table-cell office:value-type="float" office:value="188024" calcext:value-type="float">
            <text:p>188024</text:p>
          </table:table-cell>
          <table:table-cell table:formula="of:=[.F10]*1000000" office:value-type="float" office:value="188024000000" calcext:value-type="float">
            <text:p>188024000000</text:p>
          </table:table-cell>
          <table:table-cell office:value-type="float" office:value="43900" calcext:value-type="float">
            <text:p>43900</text:p>
          </table:table-cell>
          <table:table-cell table:formula="of:=[.G10]/[.C10]" office:value-type="float" office:value="40539.8878827081" calcext:value-type="float">
            <text:p>40539.8878827081</text:p>
          </table:table-cell>
          <table:table-cell office:value-type="float" office:value="39900" calcext:value-type="float">
            <text:p>399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722" calcext:value-type="float">
            <text:p>4722</text:p>
          </table:table-cell>
          <table:table-cell table:formula="of:=[.B11]*1000" office:value-type="float" office:value="4722000" calcext:value-type="float">
            <text:p>4722000</text:p>
          </table:table-cell>
          <table:table-cell table:style-name="Default" office:value-type="float" office:value="4374" calcext:value-type="float">
            <text:p>4374</text:p>
          </table:table-cell>
          <table:table-cell table:formula="of:=[.D11]*1000" office:value-type="float" office:value="4374000" calcext:value-type="float">
            <text:p>4374000</text:p>
          </table:table-cell>
          <table:table-cell office:value-type="float" office:value="193582" calcext:value-type="float">
            <text:p>193582</text:p>
          </table:table-cell>
          <table:table-cell table:formula="of:=[.F11]*1000000" office:value-type="float" office:value="193582000000" calcext:value-type="float">
            <text:p>193582000000</text:p>
          </table:table-cell>
          <table:table-cell office:value-type="float" office:value="44300" calcext:value-type="float">
            <text:p>44300</text:p>
          </table:table-cell>
          <table:table-cell table:formula="of:=[.G11]/[.C11]" office:value-type="float" office:value="40995.764506565" calcext:value-type="float">
            <text:p>40995.764506565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810" calcext:value-type="float">
            <text:p>4810</text:p>
          </table:table-cell>
          <table:table-cell table:formula="of:=[.B12]*1000" office:value-type="float" office:value="4810000" calcext:value-type="float">
            <text:p>4810000</text:p>
          </table:table-cell>
          <table:table-cell table:style-name="Default" office:value-type="float" office:value="4495" calcext:value-type="float">
            <text:p>4495</text:p>
          </table:table-cell>
          <table:table-cell table:formula="of:=[.D12]*1000" office:value-type="float" office:value="4495000" calcext:value-type="float">
            <text:p>4495000</text:p>
          </table:table-cell>
          <table:table-cell office:value-type="float" office:value="196262" calcext:value-type="float">
            <text:p>196262</text:p>
          </table:table-cell>
          <table:table-cell table:formula="of:=[.F12]*1000000" office:value-type="float" office:value="196262000000" calcext:value-type="float">
            <text:p>196262000000</text:p>
          </table:table-cell>
          <table:table-cell office:value-type="float" office:value="43700" calcext:value-type="float">
            <text:p>43700</text:p>
          </table:table-cell>
          <table:table-cell table:formula="of:=[.G12]/[.C12]" office:value-type="float" office:value="40802.9106029106" calcext:value-type="float">
            <text:p>40802.9106029106</text:p>
          </table:table-cell>
          <table:table-cell office:value-type="float" office:value="39900" calcext:value-type="float">
            <text:p>3990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882" calcext:value-type="float">
            <text:p>4882</text:p>
          </table:table-cell>
          <table:table-cell table:formula="of:=[.B13]*1000" office:value-type="float" office:value="4882000" calcext:value-type="float">
            <text:p>4882000</text:p>
          </table:table-cell>
          <table:table-cell table:style-name="Default" office:value-type="float" office:value="4590" calcext:value-type="float">
            <text:p>4590</text:p>
          </table:table-cell>
          <table:table-cell table:formula="of:=[.D13]*1000" office:value-type="float" office:value="4590000" calcext:value-type="float">
            <text:p>4590000</text:p>
          </table:table-cell>
          <table:table-cell office:value-type="float" office:value="205137" calcext:value-type="float">
            <text:p>205137</text:p>
          </table:table-cell>
          <table:table-cell table:formula="of:=[.F13]*1000000" office:value-type="float" office:value="205137000000" calcext:value-type="float">
            <text:p>205137000000</text:p>
          </table:table-cell>
          <table:table-cell office:value-type="float" office:value="44700" calcext:value-type="float">
            <text:p>44700</text:p>
          </table:table-cell>
          <table:table-cell table:formula="of:=[.G13]/[.C13]" office:value-type="float" office:value="42019.0495698484" calcext:value-type="float">
            <text:p>42019.0495698484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27" calcext:value-type="float">
            <text:p>4927</text:p>
          </table:table-cell>
          <table:table-cell table:formula="of:=[.B14]*1000" office:value-type="float" office:value="4927000" calcext:value-type="float">
            <text:p>4927000</text:p>
          </table:table-cell>
          <table:table-cell table:style-name="Default" office:value-type="float" office:value="4660" calcext:value-type="float">
            <text:p>4660</text:p>
          </table:table-cell>
          <table:table-cell table:formula="of:=[.D14]*1000" office:value-type="float" office:value="4660000" calcext:value-type="float">
            <text:p>4660000</text:p>
          </table:table-cell>
          <table:table-cell office:value-type="float" office:value="208361" calcext:value-type="float">
            <text:p>208361</text:p>
          </table:table-cell>
          <table:table-cell table:formula="of:=[.F14]*1000000" office:value-type="float" office:value="208361000000" calcext:value-type="float">
            <text:p>208361000000</text:p>
          </table:table-cell>
          <table:table-cell office:value-type="float" office:value="44700" calcext:value-type="float">
            <text:p>44700</text:p>
          </table:table-cell>
          <table:table-cell table:formula="of:=[.G14]/[.C14]" office:value-type="float" office:value="42289.6285772275" calcext:value-type="float">
            <text:p>42289.6285772275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938" calcext:value-type="float">
            <text:p>4938</text:p>
          </table:table-cell>
          <table:table-cell table:formula="of:=[.B15]*1000" office:value-type="float" office:value="4938000" calcext:value-type="float">
            <text:p>4938000</text:p>
          </table:table-cell>
          <table:table-cell table:style-name="Default" office:value-type="float" office:value="4687" calcext:value-type="float">
            <text:p>4687</text:p>
          </table:table-cell>
          <table:table-cell table:formula="of:=[.D15]*1000" office:value-type="float" office:value="4687000" calcext:value-type="float">
            <text:p>4687000</text:p>
          </table:table-cell>
          <table:table-cell office:value-type="float" office:value="202270" calcext:value-type="float">
            <text:p>202270</text:p>
          </table:table-cell>
          <table:table-cell table:formula="of:=[.F15]*1000000" office:value-type="float" office:value="202270000000" calcext:value-type="float">
            <text:p>202270000000</text:p>
          </table:table-cell>
          <table:table-cell office:value-type="float" office:value="43200" calcext:value-type="float">
            <text:p>43200</text:p>
          </table:table-cell>
          <table:table-cell table:formula="of:=[.G15]/[.C15]" office:value-type="float" office:value="40961.9279060348" calcext:value-type="float">
            <text:p>40961.9279060348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911" calcext:value-type="float">
            <text:p>4911</text:p>
          </table:table-cell>
          <table:table-cell table:formula="of:=[.B16]*1000" office:value-type="float" office:value="4911000" calcext:value-type="float">
            <text:p>4911000</text:p>
          </table:table-cell>
          <table:table-cell table:style-name="Default" office:value-type="float" office:value="4639" calcext:value-type="float">
            <text:p>4639</text:p>
          </table:table-cell>
          <table:table-cell table:formula="of:=[.D16]*1000" office:value-type="float" office:value="4639000" calcext:value-type="float">
            <text:p>4639000</text:p>
          </table:table-cell>
          <table:table-cell office:value-type="float" office:value="193110" calcext:value-type="float">
            <text:p>193110</text:p>
          </table:table-cell>
          <table:table-cell table:formula="of:=[.F16]*1000000" office:value-type="float" office:value="193110000000" calcext:value-type="float">
            <text:p>193110000000</text:p>
          </table:table-cell>
          <table:table-cell office:value-type="float" office:value="41600" calcext:value-type="float">
            <text:p>41600</text:p>
          </table:table-cell>
          <table:table-cell table:formula="of:=[.G16]/[.C16]" office:value-type="float" office:value="39321.9303604154" calcext:value-type="float">
            <text:p>39321.9303604154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857" calcext:value-type="float">
            <text:p>4857</text:p>
          </table:table-cell>
          <table:table-cell table:formula="of:=[.B17]*1000" office:value-type="float" office:value="4857000" calcext:value-type="float">
            <text:p>4857000</text:p>
          </table:table-cell>
          <table:table-cell table:style-name="Default" office:value-type="float" office:value="4573" calcext:value-type="float">
            <text:p>4573</text:p>
          </table:table-cell>
          <table:table-cell table:formula="of:=[.D17]*1000" office:value-type="float" office:value="4573000" calcext:value-type="float">
            <text:p>4573000</text:p>
          </table:table-cell>
          <table:table-cell office:value-type="float" office:value="191317" calcext:value-type="float">
            <text:p>191317</text:p>
          </table:table-cell>
          <table:table-cell table:formula="of:=[.F17]*1000000" office:value-type="float" office:value="191317000000" calcext:value-type="float">
            <text:p>191317000000</text:p>
          </table:table-cell>
          <table:table-cell office:value-type="float" office:value="41800" calcext:value-type="float">
            <text:p>41800</text:p>
          </table:table-cell>
          <table:table-cell table:formula="of:=[.G17]/[.C17]" office:value-type="float" office:value="39389.952645666" calcext:value-type="float">
            <text:p>39389.952645666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783" calcext:value-type="float">
            <text:p>4783</text:p>
          </table:table-cell>
          <table:table-cell table:formula="of:=[.B18]*1000" office:value-type="float" office:value="4783000" calcext:value-type="float">
            <text:p>4783000</text:p>
          </table:table-cell>
          <table:table-cell table:style-name="Default" office:value-type="float" office:value="4558" calcext:value-type="float">
            <text:p>4558</text:p>
          </table:table-cell>
          <table:table-cell table:formula="of:=[.D18]*1000" office:value-type="float" office:value="4558000" calcext:value-type="float">
            <text:p>4558000</text:p>
          </table:table-cell>
          <table:table-cell office:value-type="float" office:value="184346" calcext:value-type="float">
            <text:p>184346</text:p>
          </table:table-cell>
          <table:table-cell table:formula="of:=[.F18]*1000000" office:value-type="float" office:value="184346000000" calcext:value-type="float">
            <text:p>184346000000</text:p>
          </table:table-cell>
          <table:table-cell office:value-type="float" office:value="40400" calcext:value-type="float">
            <text:p>40400</text:p>
          </table:table-cell>
          <table:table-cell table:formula="of:=[.G18]/[.C18]" office:value-type="float" office:value="38541.919297512" calcext:value-type="float">
            <text:p>38541.919297512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711" calcext:value-type="float">
            <text:p>4711</text:p>
          </table:table-cell>
          <table:table-cell table:formula="of:=[.B19]*1000" office:value-type="float" office:value="4711000" calcext:value-type="float">
            <text:p>4711000</text:p>
          </table:table-cell>
          <table:table-cell table:style-name="Default" office:value-type="float" office:value="4495" calcext:value-type="float">
            <text:p>4495</text:p>
          </table:table-cell>
          <table:table-cell table:formula="of:=[.D19]*1000" office:value-type="float" office:value="4495000" calcext:value-type="float">
            <text:p>4495000</text:p>
          </table:table-cell>
          <table:table-cell office:value-type="float" office:value="183907" calcext:value-type="float">
            <text:p>183907</text:p>
          </table:table-cell>
          <table:table-cell table:formula="of:=[.F19]*1000000" office:value-type="float" office:value="183907000000" calcext:value-type="float">
            <text:p>183907000000</text:p>
          </table:table-cell>
          <table:table-cell office:value-type="float" office:value="40900" calcext:value-type="float">
            <text:p>40900</text:p>
          </table:table-cell>
          <table:table-cell table:formula="of:=[.G19]/[.C19]" office:value-type="float" office:value="39037.7839099979" calcext:value-type="float">
            <text:p>39037.7839099979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639" calcext:value-type="float">
            <text:p>4639</text:p>
          </table:table-cell>
          <table:table-cell table:formula="of:=[.B20]*1000" office:value-type="float" office:value="4639000" calcext:value-type="float">
            <text:p>4639000</text:p>
          </table:table-cell>
          <table:table-cell table:style-name="Default" office:value-type="float" office:value="4431" calcext:value-type="float">
            <text:p>4431</text:p>
          </table:table-cell>
          <table:table-cell table:formula="of:=[.D20]*1000" office:value-type="float" office:value="4431000" calcext:value-type="float">
            <text:p>4431000</text:p>
          </table:table-cell>
          <table:table-cell office:value-type="float" office:value="178560" calcext:value-type="float">
            <text:p>178560</text:p>
          </table:table-cell>
          <table:table-cell table:formula="of:=[.F20]*1000000" office:value-type="float" office:value="178560000000" calcext:value-type="float">
            <text:p>178560000000</text:p>
          </table:table-cell>
          <table:table-cell office:value-type="float" office:value="40300" calcext:value-type="float">
            <text:p>40300</text:p>
          </table:table-cell>
          <table:table-cell table:formula="of:=[.G20]/[.C20]" office:value-type="float" office:value="38491.0541064885" calcext:value-type="float">
            <text:p>38491.0541064885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557" calcext:value-type="float">
            <text:p>4557</text:p>
          </table:table-cell>
          <table:table-cell table:formula="of:=[.B21]*1000" office:value-type="float" office:value="4557000" calcext:value-type="float">
            <text:p>4557000</text:p>
          </table:table-cell>
          <table:table-cell table:style-name="Default" office:value-type="float" office:value="4445" calcext:value-type="float">
            <text:p>4445</text:p>
          </table:table-cell>
          <table:table-cell table:formula="of:=[.D21]*1000" office:value-type="float" office:value="4445000" calcext:value-type="float">
            <text:p>4445000</text:p>
          </table:table-cell>
          <table:table-cell office:value-type="float" office:value="174830" calcext:value-type="float">
            <text:p>174830</text:p>
          </table:table-cell>
          <table:table-cell table:formula="of:=[.F21]*1000000" office:value-type="float" office:value="174830000000" calcext:value-type="float">
            <text:p>174830000000</text:p>
          </table:table-cell>
          <table:table-cell office:value-type="float" office:value="39300" calcext:value-type="float">
            <text:p>39300</text:p>
          </table:table-cell>
          <table:table-cell table:formula="of:=[.G21]/[.C21]" office:value-type="float" office:value="38365.1525126179" calcext:value-type="float">
            <text:p>38365.1525126179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454" calcext:value-type="float">
            <text:p>4454</text:p>
          </table:table-cell>
          <table:table-cell table:formula="of:=[.B22]*1000" office:value-type="float" office:value="4454000" calcext:value-type="float">
            <text:p>4454000</text:p>
          </table:table-cell>
          <table:table-cell table:style-name="Default" office:value-type="float" office:value="4374" calcext:value-type="float">
            <text:p>4374</text:p>
          </table:table-cell>
          <table:table-cell table:formula="of:=[.D22]*1000" office:value-type="float" office:value="4374000" calcext:value-type="float">
            <text:p>4374000</text:p>
          </table:table-cell>
          <table:table-cell office:value-type="float" office:value="175469" calcext:value-type="float">
            <text:p>175469</text:p>
          </table:table-cell>
          <table:table-cell table:formula="of:=[.F22]*1000000" office:value-type="float" office:value="175469000000" calcext:value-type="float">
            <text:p>175469000000</text:p>
          </table:table-cell>
          <table:table-cell office:value-type="float" office:value="40100" calcext:value-type="float">
            <text:p>40100</text:p>
          </table:table-cell>
          <table:table-cell table:formula="of:=[.G22]/[.C22]" office:value-type="float" office:value="39395.8239784463" calcext:value-type="float">
            <text:p>39395.8239784463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333" calcext:value-type="float">
            <text:p>4333</text:p>
          </table:table-cell>
          <table:table-cell table:formula="of:=[.B23]*1000" office:value-type="float" office:value="4333000" calcext:value-type="float">
            <text:p>4333000</text:p>
          </table:table-cell>
          <table:table-cell table:style-name="Default" office:value-type="float" office:value="4298" calcext:value-type="float">
            <text:p>4298</text:p>
          </table:table-cell>
          <table:table-cell table:formula="of:=[.D23]*1000" office:value-type="float" office:value="4298000" calcext:value-type="float">
            <text:p>4298000</text:p>
          </table:table-cell>
          <table:table-cell office:value-type="float" office:value="176694" calcext:value-type="float">
            <text:p>176694</text:p>
          </table:table-cell>
          <table:table-cell table:formula="of:=[.F23]*1000000" office:value-type="float" office:value="176694000000" calcext:value-type="float">
            <text:p>176694000000</text:p>
          </table:table-cell>
          <table:table-cell office:value-type="float" office:value="41100" calcext:value-type="float">
            <text:p>41100</text:p>
          </table:table-cell>
          <table:table-cell table:formula="of:=[.G23]/[.C23]" office:value-type="float" office:value="40778.6752827141" calcext:value-type="float">
            <text:p>40778.6752827141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45" calcext:value-type="float">
            <text:p>4245</text:p>
          </table:table-cell>
          <table:table-cell table:formula="of:=[.B24]*1000" office:value-type="float" office:value="4245000" calcext:value-type="float">
            <text:p>4245000</text:p>
          </table:table-cell>
          <table:table-cell office:value-type="float" office:value="4198" calcext:value-type="float">
            <text:p>4198</text:p>
          </table:table-cell>
          <table:table-cell table:formula="of:=[.D24]*1000" office:value-type="float" office:value="4198000" calcext:value-type="float">
            <text:p>4198000</text:p>
          </table:table-cell>
          <table:table-cell office:value-type="float" office:value="175253" calcext:value-type="float">
            <text:p>175253</text:p>
          </table:table-cell>
          <table:table-cell table:formula="of:=[.F24]*1000000" office:value-type="float" office:value="175253000000" calcext:value-type="float">
            <text:p>175253000000</text:p>
          </table:table-cell>
          <table:table-cell office:value-type="float" office:value="41700" calcext:value-type="float">
            <text:p>41700</text:p>
          </table:table-cell>
          <table:table-cell table:formula="of:=[.G24]/[.C24]" office:value-type="float" office:value="41284.5700824499" calcext:value-type="float">
            <text:p>41284.5700824499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10" calcext:value-type="float">
            <text:p>4210</text:p>
          </table:table-cell>
          <table:table-cell table:formula="of:=[.B25]*1000" office:value-type="float" office:value="4210000" calcext:value-type="float">
            <text:p>4210000</text:p>
          </table:table-cell>
          <table:table-cell office:value-type="float" office:value="4177" calcext:value-type="float">
            <text:p>4177</text:p>
          </table:table-cell>
          <table:table-cell table:formula="of:=[.D25]*1000" office:value-type="float" office:value="4177000" calcext:value-type="float">
            <text:p>4177000</text:p>
          </table:table-cell>
          <table:table-cell office:value-type="float" office:value="181528" calcext:value-type="float">
            <text:p>181528</text:p>
          </table:table-cell>
          <table:table-cell table:formula="of:=[.F25]*1000000" office:value-type="float" office:value="181528000000" calcext:value-type="float">
            <text:p>181528000000</text:p>
          </table:table-cell>
          <table:table-cell office:value-type="float" office:value="43500" calcext:value-type="float">
            <text:p>43500</text:p>
          </table:table-cell>
          <table:table-cell table:formula="of:=[.G25]/[.C25]" office:value-type="float" office:value="43118.2897862233" calcext:value-type="float">
            <text:p>43118.2897862233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220" calcext:value-type="float">
            <text:p>4220</text:p>
          </table:table-cell>
          <table:table-cell table:formula="of:=[.B26]*1000" office:value-type="float" office:value="4220000" calcext:value-type="float">
            <text:p>4220000</text:p>
          </table:table-cell>
          <table:table-cell office:value-type="float" office:value="4186" calcext:value-type="float">
            <text:p>4186</text:p>
          </table:table-cell>
          <table:table-cell table:formula="of:=[.D26]*1000" office:value-type="float" office:value="4186000" calcext:value-type="float">
            <text:p>4186000</text:p>
          </table:table-cell>
          <table:table-cell office:value-type="float" office:value="185372" calcext:value-type="float">
            <text:p>185372</text:p>
          </table:table-cell>
          <table:table-cell table:formula="of:=[.F26]*1000000" office:value-type="float" office:value="185372000000" calcext:value-type="float">
            <text:p>185372000000</text:p>
          </table:table-cell>
          <table:table-cell office:value-type="float" office:value="44300" calcext:value-type="float">
            <text:p>44300</text:p>
          </table:table-cell>
          <table:table-cell table:formula="of:=[.G26]/[.C26]" office:value-type="float" office:value="43927.0142180095" calcext:value-type="float">
            <text:p>43927.0142180095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35" calcext:value-type="float">
            <text:p>4235</text:p>
          </table:table-cell>
          <table:table-cell table:formula="of:=[.B27]*1000" office:value-type="float" office:value="4235000" calcext:value-type="float">
            <text:p>4235000</text:p>
          </table:table-cell>
          <table:table-cell office:value-type="float" office:value="4205" calcext:value-type="float">
            <text:p>4205</text:p>
          </table:table-cell>
          <table:table-cell table:formula="of:=[.D27]*1000" office:value-type="float" office:value="4205000" calcext:value-type="float">
            <text:p>4205000</text:p>
          </table:table-cell>
          <table:table-cell office:value-type="float" office:value="189611" calcext:value-type="float">
            <text:p>189611</text:p>
          </table:table-cell>
          <table:table-cell table:formula="of:=[.F27]*1000000" office:value-type="float" office:value="189611000000" calcext:value-type="float">
            <text:p>189611000000</text:p>
          </table:table-cell>
          <table:table-cell office:value-type="float" office:value="45100" calcext:value-type="float">
            <text:p>45100</text:p>
          </table:table-cell>
          <table:table-cell table:formula="of:=[.G27]/[.C27]" office:value-type="float" office:value="44772.373081464" calcext:value-type="float">
            <text:p>44772.373081464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255" calcext:value-type="float">
            <text:p>4255</text:p>
          </table:table-cell>
          <table:table-cell table:formula="of:=[.B28]*1000" office:value-type="float" office:value="4255000" calcext:value-type="float">
            <text:p>4255000</text:p>
          </table:table-cell>
          <table:table-cell office:value-type="float" office:value="4228" calcext:value-type="float">
            <text:p>4228</text:p>
          </table:table-cell>
          <table:table-cell table:formula="of:=[.D28]*1000" office:value-type="float" office:value="4228000" calcext:value-type="float">
            <text:p>4228000</text:p>
          </table:table-cell>
          <table:table-cell office:value-type="float" office:value="183458" calcext:value-type="float">
            <text:p>183458</text:p>
          </table:table-cell>
          <table:table-cell table:formula="of:=[.F28]*1000000" office:value-type="float" office:value="183458000000" calcext:value-type="float">
            <text:p>183458000000</text:p>
          </table:table-cell>
          <table:table-cell office:value-type="float" office:value="43400" calcext:value-type="float">
            <text:p>43400</text:p>
          </table:table-cell>
          <table:table-cell table:formula="of:=[.G28]/[.C28]" office:value-type="float" office:value="43115.8636897767" calcext:value-type="float">
            <text:p>43115.8636897767</text:p>
          </table:table-cell>
          <table:table-cell office:value-type="float" office:value="37800" calcext:value-type="float">
            <text:p>378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84" calcext:value-type="float">
            <text:p>4284</text:p>
          </table:table-cell>
          <table:table-cell table:formula="of:=[.B29]*1000" office:value-type="float" office:value="4284000" calcext:value-type="float">
            <text:p>4284000</text:p>
          </table:table-cell>
          <table:table-cell office:value-type="float" office:value="4253" calcext:value-type="float">
            <text:p>4253</text:p>
          </table:table-cell>
          <table:table-cell table:formula="of:=[.D29]*1000" office:value-type="float" office:value="4253000" calcext:value-type="float">
            <text:p>4253000</text:p>
          </table:table-cell>
          <table:table-cell office:value-type="float" office:value="191138" calcext:value-type="float">
            <text:p>191138</text:p>
          </table:table-cell>
          <table:table-cell table:formula="of:=[.F29]*1000000" office:value-type="float" office:value="191138000000" calcext:value-type="float">
            <text:p>191138000000</text:p>
          </table:table-cell>
          <table:table-cell office:value-type="float" office:value="44900" calcext:value-type="float">
            <text:p>44900</text:p>
          </table:table-cell>
          <table:table-cell table:formula="of:=[.G29]/[.C29]" office:value-type="float" office:value="44616.7133520075" calcext:value-type="float">
            <text:p>44616.7133520075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325" calcext:value-type="float">
            <text:p>4325</text:p>
          </table:table-cell>
          <table:table-cell table:formula="of:=[.B30]*1000" office:value-type="float" office:value="4325000" calcext:value-type="float">
            <text:p>4325000</text:p>
          </table:table-cell>
          <table:table-cell office:value-type="float" office:value="4274" calcext:value-type="float">
            <text:p>4274</text:p>
          </table:table-cell>
          <table:table-cell table:formula="of:=[.D30]*1000" office:value-type="float" office:value="4274000" calcext:value-type="float">
            <text:p>4274000</text:p>
          </table:table-cell>
          <table:table-cell office:value-type="float" office:value="190724" calcext:value-type="float">
            <text:p>190724</text:p>
          </table:table-cell>
          <table:table-cell table:formula="of:=[.F30]*1000000" office:value-type="float" office:value="190724000000" calcext:value-type="float">
            <text:p>190724000000</text:p>
          </table:table-cell>
          <table:table-cell office:value-type="float" office:value="44600" calcext:value-type="float">
            <text:p>44600</text:p>
          </table:table-cell>
          <table:table-cell table:formula="of:=[.G30]/[.C30]" office:value-type="float" office:value="44098.0346820809" calcext:value-type="float">
            <text:p>44098.0346820809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64" calcext:value-type="float">
            <text:p>4264</text:p>
          </table:table-cell>
          <table:table-cell table:formula="of:=[.B31]*1000" office:value-type="float" office:value="4264000" calcext:value-type="float">
            <text:p>4264000</text:p>
          </table:table-cell>
          <table:table-cell office:value-type="float" office:value="4220" calcext:value-type="float">
            <text:p>4220</text:p>
          </table:table-cell>
          <table:table-cell table:formula="of:=[.D31]*1000" office:value-type="float" office:value="4220000" calcext:value-type="float">
            <text:p>4220000</text:p>
          </table:table-cell>
          <table:table-cell office:value-type="float" office:value="191092" calcext:value-type="float">
            <text:p>191092</text:p>
          </table:table-cell>
          <table:table-cell table:formula="of:=[.F31]*1000000" office:value-type="float" office:value="191092000000" calcext:value-type="float">
            <text:p>191092000000</text:p>
          </table:table-cell>
          <table:table-cell office:value-type="float" office:value="45300" calcext:value-type="float">
            <text:p>45300</text:p>
          </table:table-cell>
          <table:table-cell table:formula="of:=[.G31]/[.C31]" office:value-type="float" office:value="44815.1969981238" calcext:value-type="float">
            <text:p>44815.1969981238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25" calcext:value-type="float">
            <text:p>4325</text:p>
          </table:table-cell>
          <table:table-cell table:formula="of:=[.B32]*1000" office:value-type="float" office:value="4325000" calcext:value-type="float">
            <text:p>4325000</text:p>
          </table:table-cell>
          <table:table-cell office:value-type="float" office:value="4304" calcext:value-type="float">
            <text:p>4304</text:p>
          </table:table-cell>
          <table:table-cell table:formula="of:=[.D32]*1000" office:value-type="float" office:value="4304000" calcext:value-type="float">
            <text:p>4304000</text:p>
          </table:table-cell>
          <table:table-cell office:value-type="float" office:value="194996" calcext:value-type="float">
            <text:p>194996</text:p>
          </table:table-cell>
          <table:table-cell table:formula="of:=[.F32]*1000000" office:value-type="float" office:value="194996000000" calcext:value-type="float">
            <text:p>194996000000</text:p>
          </table:table-cell>
          <table:table-cell office:value-type="float" office:value="45300" calcext:value-type="float">
            <text:p>45300</text:p>
          </table:table-cell>
          <table:table-cell table:formula="of:=[.G32]/[.C32]" office:value-type="float" office:value="45085.7803468208" calcext:value-type="float">
            <text:p>45085.7803468208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407" calcext:value-type="float">
            <text:p>4407</text:p>
          </table:table-cell>
          <table:table-cell table:formula="of:=[.B33]*1000" office:value-type="float" office:value="4407000" calcext:value-type="float">
            <text:p>4407000</text:p>
          </table:table-cell>
          <table:table-cell office:value-type="float" office:value="4380" calcext:value-type="float">
            <text:p>4380</text:p>
          </table:table-cell>
          <table:table-cell table:formula="of:=[.D33]*1000" office:value-type="float" office:value="4380000" calcext:value-type="float">
            <text:p>4380000</text:p>
          </table:table-cell>
          <table:table-cell office:value-type="float" office:value="205363" calcext:value-type="float">
            <text:p>205363</text:p>
          </table:table-cell>
          <table:table-cell table:formula="of:=[.F33]*1000000" office:value-type="float" office:value="205363000000" calcext:value-type="float">
            <text:p>205363000000</text:p>
          </table:table-cell>
          <table:table-cell office:value-type="float" office:value="46900" calcext:value-type="float">
            <text:p>46900</text:p>
          </table:table-cell>
          <table:table-cell table:formula="of:=[.G33]/[.C33]" office:value-type="float" office:value="46599.2738824597" calcext:value-type="float">
            <text:p>46599.2738824597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489" calcext:value-type="float">
            <text:p>4489</text:p>
          </table:table-cell>
          <table:table-cell table:formula="of:=[.B34]*1000" office:value-type="float" office:value="4489000" calcext:value-type="float">
            <text:p>4489000</text:p>
          </table:table-cell>
          <table:table-cell office:value-type="float" office:value="4456" calcext:value-type="float">
            <text:p>4456</text:p>
          </table:table-cell>
          <table:table-cell table:formula="of:=[.D34]*1000" office:value-type="float" office:value="4456000" calcext:value-type="float">
            <text:p>4456000</text:p>
          </table:table-cell>
          <table:table-cell office:value-type="float" office:value="204005" calcext:value-type="float">
            <text:p>204005</text:p>
          </table:table-cell>
          <table:table-cell table:formula="of:=[.F34]*1000000" office:value-type="float" office:value="204005000000" calcext:value-type="float">
            <text:p>204005000000</text:p>
          </table:table-cell>
          <table:table-cell office:value-type="float" office:value="45800" calcext:value-type="float">
            <text:p>45800</text:p>
          </table:table-cell>
          <table:table-cell table:formula="of:=[.G34]/[.C34]" office:value-type="float" office:value="45445.5335263979" calcext:value-type="float">
            <text:p>45445.5335263979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556" calcext:value-type="float">
            <text:p>4556</text:p>
          </table:table-cell>
          <table:table-cell table:formula="of:=[.B35]*1000" office:value-type="float" office:value="4556000" calcext:value-type="float">
            <text:p>4556000</text:p>
          </table:table-cell>
          <table:table-cell office:value-type="float" office:value="4527" calcext:value-type="float">
            <text:p>4527</text:p>
          </table:table-cell>
          <table:table-cell table:formula="of:=[.D35]*1000" office:value-type="float" office:value="4527000" calcext:value-type="float">
            <text:p>4527000</text:p>
          </table:table-cell>
          <table:table-cell office:value-type="float" office:value="210185" calcext:value-type="float">
            <text:p>210185</text:p>
          </table:table-cell>
          <table:table-cell table:formula="of:=[.F35]*1000000" office:value-type="float" office:value="210185000000" calcext:value-type="float">
            <text:p>210185000000</text:p>
          </table:table-cell>
          <table:table-cell office:value-type="float" office:value="46400" calcext:value-type="float">
            <text:p>46400</text:p>
          </table:table-cell>
          <table:table-cell table:formula="of:=[.G35]/[.C35]" office:value-type="float" office:value="46133.6698858648" calcext:value-type="float">
            <text:p>46133.6698858648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16" calcext:value-type="float">
            <text:p>4616</text:p>
          </table:table-cell>
          <table:table-cell table:formula="of:=[.B36]*1000" office:value-type="float" office:value="4616000" calcext:value-type="float">
            <text:p>4616000</text:p>
          </table:table-cell>
          <table:table-cell office:value-type="float" office:value="4587" calcext:value-type="float">
            <text:p>4587</text:p>
          </table:table-cell>
          <table:table-cell table:formula="of:=[.D36]*1000" office:value-type="float" office:value="4587000" calcext:value-type="float">
            <text:p>4587000</text:p>
          </table:table-cell>
          <table:table-cell office:value-type="float" office:value="213335" calcext:value-type="float">
            <text:p>213335</text:p>
          </table:table-cell>
          <table:table-cell table:formula="of:=[.F36]*1000000" office:value-type="float" office:value="213335000000" calcext:value-type="float">
            <text:p>213335000000</text:p>
          </table:table-cell>
          <table:table-cell office:value-type="float" office:value="46500" calcext:value-type="float">
            <text:p>46500</text:p>
          </table:table-cell>
          <table:table-cell table:formula="of:=[.G36]/[.C36]" office:value-type="float" office:value="46216.4211438475" calcext:value-type="float">
            <text:p>46216.4211438475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651" calcext:value-type="float">
            <text:p>4651</text:p>
          </table:table-cell>
          <table:table-cell table:formula="of:=[.B37]*1000" office:value-type="float" office:value="4651000" calcext:value-type="float">
            <text:p>4651000</text:p>
          </table:table-cell>
          <table:table-cell office:value-type="float" office:value="4608" calcext:value-type="float">
            <text:p>4608</text:p>
          </table:table-cell>
          <table:table-cell table:formula="of:=[.D37]*1000" office:value-type="float" office:value="4608000" calcext:value-type="float">
            <text:p>4608000</text:p>
          </table:table-cell>
          <table:table-cell office:value-type="float" office:value="211006" calcext:value-type="float">
            <text:p>211006</text:p>
          </table:table-cell>
          <table:table-cell table:formula="of:=[.F37]*1000000" office:value-type="float" office:value="211006000000" calcext:value-type="float">
            <text:p>211006000000</text:p>
          </table:table-cell>
          <table:table-cell office:value-type="float" office:value="45800" calcext:value-type="float">
            <text:p>45800</text:p>
          </table:table-cell>
          <table:table-cell table:formula="of:=[.G37]/[.C37]" office:value-type="float" office:value="45367.8778757257" calcext:value-type="float">
            <text:p>45367.8778757257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06" calcext:value-type="float">
            <text:p>4706</text:p>
          </table:table-cell>
          <table:table-cell table:formula="of:=[.B38]*1000" office:value-type="float" office:value="4706000" calcext:value-type="float">
            <text:p>4706000</text:p>
          </table:table-cell>
          <table:table-cell office:value-type="float" office:value="4654" calcext:value-type="float">
            <text:p>4654</text:p>
          </table:table-cell>
          <table:table-cell table:formula="of:=[.D38]*1000" office:value-type="float" office:value="4654000" calcext:value-type="float">
            <text:p>4654000</text:p>
          </table:table-cell>
          <table:table-cell office:value-type="float" office:value="218723" calcext:value-type="float">
            <text:p>218723</text:p>
          </table:table-cell>
          <table:table-cell table:formula="of:=[.F38]*1000000" office:value-type="float" office:value="218723000000" calcext:value-type="float">
            <text:p>218723000000</text:p>
          </table:table-cell>
          <table:table-cell office:value-type="float" office:value="47000" calcext:value-type="float">
            <text:p>47000</text:p>
          </table:table-cell>
          <table:table-cell table:formula="of:=[.G38]/[.C38]" office:value-type="float" office:value="46477.4755631109" calcext:value-type="float">
            <text:p>46477.4755631109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53" calcext:value-type="float">
            <text:p>4753</text:p>
          </table:table-cell>
          <table:table-cell table:formula="of:=[.B39]*1000" office:value-type="float" office:value="4753000" calcext:value-type="float">
            <text:p>4753000</text:p>
          </table:table-cell>
          <table:table-cell office:value-type="float" office:value="4712" calcext:value-type="float">
            <text:p>4712</text:p>
          </table:table-cell>
          <table:table-cell table:formula="of:=[.D39]*1000" office:value-type="float" office:value="4712000" calcext:value-type="float">
            <text:p>4712000</text:p>
          </table:table-cell>
          <table:table-cell office:value-type="float" office:value="215730" calcext:value-type="float">
            <text:p>215730</text:p>
          </table:table-cell>
          <table:table-cell table:formula="of:=[.F39]*1000000" office:value-type="float" office:value="215730000000" calcext:value-type="float">
            <text:p>215730000000</text:p>
          </table:table-cell>
          <table:table-cell office:value-type="float" office:value="45800" calcext:value-type="float">
            <text:p>45800</text:p>
          </table:table-cell>
          <table:table-cell table:formula="of:=[.G39]/[.C39]" office:value-type="float" office:value="45388.1758889123" calcext:value-type="float">
            <text:p>45388.1758889123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89" calcext:value-type="float">
            <text:p>4789</text:p>
          </table:table-cell>
          <table:table-cell table:formula="of:=[.B40]*1000" office:value-type="float" office:value="4789000" calcext:value-type="float">
            <text:p>4789000</text:p>
          </table:table-cell>
          <table:table-cell office:value-type="float" office:value="4748" calcext:value-type="float">
            <text:p>4748</text:p>
          </table:table-cell>
          <table:table-cell table:formula="of:=[.D40]*1000" office:value-type="float" office:value="4748000" calcext:value-type="float">
            <text:p>4748000</text:p>
          </table:table-cell>
          <table:table-cell office:value-type="float" office:value="228326" calcext:value-type="float">
            <text:p>228326</text:p>
          </table:table-cell>
          <table:table-cell table:formula="of:=[.F40]*1000000" office:value-type="float" office:value="228326000000" calcext:value-type="float">
            <text:p>228326000000</text:p>
          </table:table-cell>
          <table:table-cell office:value-type="float" office:value="48100" calcext:value-type="float">
            <text:p>48100</text:p>
          </table:table-cell>
          <table:table-cell table:formula="of:=[.G40]/[.C40]" office:value-type="float" office:value="47677.1768636459" calcext:value-type="float">
            <text:p>47677.1768636459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57" calcext:value-type="float">
            <text:p>4857</text:p>
          </table:table-cell>
          <table:table-cell table:formula="of:=[.B41]*1000" office:value-type="float" office:value="4857000" calcext:value-type="float">
            <text:p>4857000</text:p>
          </table:table-cell>
          <table:table-cell office:value-type="float" office:value="4795" calcext:value-type="float">
            <text:p>4795</text:p>
          </table:table-cell>
          <table:table-cell table:formula="of:=[.D41]*1000" office:value-type="float" office:value="4795000" calcext:value-type="float">
            <text:p>4795000</text:p>
          </table:table-cell>
          <table:table-cell office:value-type="float" office:value="230715" calcext:value-type="float">
            <text:p>230715</text:p>
          </table:table-cell>
          <table:table-cell table:formula="of:=[.F41]*1000000" office:value-type="float" office:value="230715000000" calcext:value-type="float">
            <text:p>230715000000</text:p>
          </table:table-cell>
          <table:table-cell office:value-type="float" office:value="48100" calcext:value-type="float">
            <text:p>48100</text:p>
          </table:table-cell>
          <table:table-cell table:formula="of:=[.G41]/[.C41]" office:value-type="float" office:value="47501.5441630636" calcext:value-type="float">
            <text:p>47501.5441630636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42" calcext:value-type="float">
            <text:p>4942</text:p>
          </table:table-cell>
          <table:table-cell table:formula="of:=[.B42]*1000" office:value-type="float" office:value="4942000" calcext:value-type="float">
            <text:p>4942000</text:p>
          </table:table-cell>
          <table:table-cell office:value-type="float" office:value="4881" calcext:value-type="float">
            <text:p>4881</text:p>
          </table:table-cell>
          <table:table-cell table:formula="of:=[.D42]*1000" office:value-type="float" office:value="4881000" calcext:value-type="float">
            <text:p>4881000</text:p>
          </table:table-cell>
          <table:table-cell office:value-type="float" office:value="234137" calcext:value-type="float">
            <text:p>234137</text:p>
          </table:table-cell>
          <table:table-cell table:formula="of:=[.F42]*1000000" office:value-type="float" office:value="234137000000" calcext:value-type="float">
            <text:p>234137000000</text:p>
          </table:table-cell>
          <table:table-cell office:value-type="float" office:value="48000" calcext:value-type="float">
            <text:p>48000</text:p>
          </table:table-cell>
          <table:table-cell table:formula="of:=[.G42]/[.C42]" office:value-type="float" office:value="47376.9728854715" calcext:value-type="float">
            <text:p>47376.9728854715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47" calcext:value-type="float">
            <text:p>5047</text:p>
          </table:table-cell>
          <table:table-cell table:formula="of:=[.B43]*1000" office:value-type="float" office:value="5047000" calcext:value-type="float">
            <text:p>5047000</text:p>
          </table:table-cell>
          <table:table-cell office:value-type="float" office:value="4987" calcext:value-type="float">
            <text:p>4987</text:p>
          </table:table-cell>
          <table:table-cell table:formula="of:=[.D43]*1000" office:value-type="float" office:value="4987000" calcext:value-type="float">
            <text:p>4987000</text:p>
          </table:table-cell>
          <table:table-cell office:value-type="float" office:value="241993" calcext:value-type="float">
            <text:p>241993</text:p>
          </table:table-cell>
          <table:table-cell table:formula="of:=[.F43]*1000000" office:value-type="float" office:value="241993000000" calcext:value-type="float">
            <text:p>241993000000</text:p>
          </table:table-cell>
          <table:table-cell office:value-type="float" office:value="48500" calcext:value-type="float">
            <text:p>48500</text:p>
          </table:table-cell>
          <table:table-cell table:formula="of:=[.G43]/[.C43]" office:value-type="float" office:value="47947.8898355459" calcext:value-type="float">
            <text:p>47947.8898355459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49" calcext:value-type="float">
            <text:p>5149</text:p>
          </table:table-cell>
          <table:table-cell table:formula="of:=[.B44]*1000" office:value-type="float" office:value="5149000" calcext:value-type="float">
            <text:p>5149000</text:p>
          </table:table-cell>
          <table:table-cell office:value-type="float" office:value="5104" calcext:value-type="float">
            <text:p>5104</text:p>
          </table:table-cell>
          <table:table-cell table:formula="of:=[.D44]*1000" office:value-type="float" office:value="5104000" calcext:value-type="float">
            <text:p>5104000</text:p>
          </table:table-cell>
          <table:table-cell office:value-type="float" office:value="250097" calcext:value-type="float">
            <text:p>250097</text:p>
          </table:table-cell>
          <table:table-cell table:formula="of:=[.F44]*1000000" office:value-type="float" office:value="250097000000" calcext:value-type="float">
            <text:p>250097000000</text:p>
          </table:table-cell>
          <table:table-cell office:value-type="float" office:value="49000" calcext:value-type="float">
            <text:p>49000</text:p>
          </table:table-cell>
          <table:table-cell table:formula="of:=[.G44]/[.C44]" office:value-type="float" office:value="48571.9557195572" calcext:value-type="float">
            <text:p>48571.9557195572</text:p>
          </table:table-cell>
          <table:table-cell office:value-type="float" office:value="43500" calcext:value-type="float">
            <text:p>435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162" calcext:value-type="float">
            <text:p>5162</text:p>
          </table:table-cell>
          <table:table-cell table:formula="of:=[.B45]*1000" office:value-type="float" office:value="5162000" calcext:value-type="float">
            <text:p>5162000</text:p>
          </table:table-cell>
          <table:table-cell office:value-type="float" office:value="5139" calcext:value-type="float">
            <text:p>5139</text:p>
          </table:table-cell>
          <table:table-cell table:formula="of:=[.D45]*1000" office:value-type="float" office:value="5139000" calcext:value-type="float">
            <text:p>5139000</text:p>
          </table:table-cell>
          <table:table-cell office:value-type="float" office:value="266518" calcext:value-type="float">
            <text:p>266518</text:p>
          </table:table-cell>
          <table:table-cell table:formula="of:=[.F45]*1000000" office:value-type="float" office:value="266518000000" calcext:value-type="float">
            <text:p>266518000000</text:p>
          </table:table-cell>
          <table:table-cell office:value-type="float" office:value="51900" calcext:value-type="float">
            <text:p>51900</text:p>
          </table:table-cell>
          <table:table-cell table:formula="of:=[.G45]/[.C45]" office:value-type="float" office:value="51630.7632700504" calcext:value-type="float">
            <text:p>51630.7632700504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228" calcext:value-type="float">
            <text:p>5228</text:p>
          </table:table-cell>
          <table:table-cell table:formula="of:=[.B46]*1000" office:value-type="float" office:value="5228000" calcext:value-type="float">
            <text:p>5228000</text:p>
          </table:table-cell>
          <table:table-cell office:value-type="float" office:value="5184" calcext:value-type="float">
            <text:p>5184</text:p>
          </table:table-cell>
          <table:table-cell table:formula="of:=[.D46]*1000" office:value-type="float" office:value="5184000" calcext:value-type="float">
            <text:p>5184000</text:p>
          </table:table-cell>
          <table:table-cell office:value-type="float" office:value="277133" calcext:value-type="float">
            <text:p>277133</text:p>
          </table:table-cell>
          <table:table-cell table:formula="of:=[.F46]*1000000" office:value-type="float" office:value="277133000000" calcext:value-type="float">
            <text:p>277133000000</text:p>
          </table:table-cell>
          <table:table-cell office:value-type="float" office:value="53500" calcext:value-type="float">
            <text:p>53500</text:p>
          </table:table-cell>
          <table:table-cell table:formula="of:=[.G46]/[.C46]" office:value-type="float" office:value="53009.3726090283" calcext:value-type="float">
            <text:p>53009.3726090283</text:p>
          </table:table-cell>
          <table:table-cell office:value-type="float" office:value="46900" calcext:value-type="float">
            <text:p>46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3T19:54:43.673000000</dc:date>
    <meta:editing-duration>PT3M1S</meta:editing-duration>
    <meta:editing-cycles>1</meta:editing-cycles>
    <meta:document-statistic meta:table-count="1" meta:cell-count="460" meta:object-count="0"/>
    <meta:generator>LibreOffice/7.2.5.2$Windows_X86_64 LibreOffice_project/499f9727c189e6ef3471021d6132d4c694f357e5</meta:generator>
  </office:meta>
</office:document-meta>
</file>